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Ejercicio 1</text:p>
          </table:table-cell>
          <table:table-cell table:number-columns-repeated="10"/>
        </table:table-row>
        <table:table-row table:style-name="ro2" table:number-rows-repeated="3">
          <table:table-cell table:number-columns-repeated="11"/>
        </table:table-row>
        <table:table-row table:style-name="ro2">
          <table:table-cell/>
          <table:table-cell office:value-type="string" calcext:value-type="string">
            <text:p>Matriz de Enlaces(A)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table:formula="of:=1/6" office:value-type="float" office:value="0.166666666666667" calcext:value-type="float">
            <text:p>0,166666666666667</text:p>
          </table:table-cell>
          <table:table-cell table:number-columns-repeated="3"/>
        </table:table-row>
        <table:table-row table:style-name="ro2" table:number-rows-repeated="3">
          <table:table-cell table:number-columns-repeated="11"/>
        </table:table-row>
        <table:table-row table:style-name="ro2">
          <table:table-cell/>
          <table:table-cell office:value-type="string" calcext:value-type="string">
            <text:p>a=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string" calcext:value-type="string">
            <text:p>k=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(1-a)/k=</text:p>
          </table:table-cell>
          <table:table-cell table:formula="of:=(1-[.C17])/[.F17]" office:value-type="float" office:value="0.0333333333333333" calcext:value-type="float">
            <text:p>0,0333333333333333</text:p>
          </table:table-cell>
          <table:table-cell table:number-columns-repeated="2"/>
        </table:table-row>
        <table:table-row table:style-name="ro2" table:number-rows-repeated="5">
          <table:table-cell table:number-columns-repeated="11"/>
        </table:table-row>
        <table:table-row table:style-name="ro2">
          <table:table-cell/>
          <table:table-cell office:value-type="string" calcext:value-type="string">
            <text:p>Matriz de Unos: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8">
          <table:table-cell table:number-columns-repeated="11"/>
        </table:table-row>
        <table:table-row table:style-name="ro2">
          <table:table-cell/>
          <table:table-cell office:value-type="string" calcext:value-type="string">
            <text:p>Matriz de Google(G): G= a*A + (1-a)/k*Matriz_Unos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number-matrix-columns-spanned="6" table:number-matrix-rows-spanned="6" table:formula="of:=[.C17]*[.C8:.H13]+[.I17]*[.C25:.H30]"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.433333333333333" calcext:value-type="float">
            <text:p>0,433333333333333</text:p>
          </table:table-cell>
          <table:table-cell office:value-type="float" office:value="0.433333333333333" calcext:value-type="float">
            <text:p>0,433333333333333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.833333333333333" calcext:value-type="float">
            <text:p>0,833333333333333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.433333333333333" calcext:value-type="float">
            <text:p>0,433333333333333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433333333333333" calcext:value-type="float">
            <text:p>0,433333333333333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3"/>
        </table:table-row>
        <table:table-row table:style-name="ro2" table:number-rows-repeated="5">
          <table:table-cell table:number-columns-repeated="11"/>
        </table:table-row>
        <table:table-row table:style-name="ro2">
          <table:table-cell/>
          <table:table-cell office:value-type="string" calcext:value-type="string">
            <text:p>Identidad (I)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4">
          <table:table-cell table:number-columns-repeated="11"/>
        </table:table-row>
        <table:table-row table:style-name="ro2">
          <table:table-cell/>
          <table:table-cell office:value-type="string" calcext:value-type="string">
            <text:p>G-I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number-matrix-columns-spanned="6" table:number-matrix-rows-spanned="6" table:formula="of:=[.C41:.H46]-[.C54:.H59]" office:value-type="float" office:value="-0.966666666666667" calcext:value-type="float">
            <text:p>-0,966666666666667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.0333333333333333" calcext:value-type="float">
            <text:p>0,0333333333333333</text:p>
          </table:table-cell>
          <table:table-cell office:value-type="float" office:value="-0.833333333333333" calcext:value-type="float">
            <text:p>-0,833333333333333</text:p>
          </table:table-cell>
          <table:table-cell office:value-type="float" office:value="0.433333333333333" calcext:value-type="float">
            <text:p>0,433333333333333</text:p>
          </table:table-cell>
          <table:table-cell office:value-type="float" office:value="0.433333333333333" calcext:value-type="float">
            <text:p>0,433333333333333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.833333333333333" calcext:value-type="float">
            <text:p>0,833333333333333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-0.966666666666667" calcext:value-type="float">
            <text:p>-0,966666666666667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.433333333333333" calcext:value-type="float">
            <text:p>0,433333333333333</text:p>
          </table:table-cell>
          <table:table-cell office:value-type="float" office:value="-0.966666666666667" calcext:value-type="float">
            <text:p>-0,966666666666667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-0.966666666666667" calcext:value-type="float">
            <text:p>-0,966666666666667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433333333333333" calcext:value-type="float">
            <text:p>0,433333333333333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-0.833333333333333" calcext:value-type="float">
            <text:p>-0,833333333333333</text:p>
          </table:table-cell>
          <table:table-cell table:number-columns-repeated="3"/>
        </table:table-row>
        <table:table-row table:style-name="ro2" table:number-rows-repeated="7">
          <table:table-cell table:number-columns-repeated="11"/>
        </table:table-row>
        <table:table-row table:style-name="ro2">
          <table:table-cell/>
          <table:table-cell office:value-type="string" calcext:value-type="string">
            <text:p>Añadimos fila correspondiente a x+y+z+t+v+b=1</text:p>
          </table:table-cell>
          <table:table-cell table:number-columns-repeated="8"/>
          <table:table-cell office:value-type="string" calcext:value-type="string">
            <text:p>Términos Independientes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number-matrix-columns-spanned="6" table:number-matrix-rows-spanned="6" table:formula="of:=[.C66:.H71]" office:value-type="float" office:value="-0.966666666666667" calcext:value-type="float">
            <text:p>-0,966666666666667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.0333333333333333" calcext:value-type="float">
            <text:p>0,0333333333333333</text:p>
          </table:table-cell>
          <table:table-cell office:value-type="float" office:value="-0.833333333333333" calcext:value-type="float">
            <text:p>-0,833333333333333</text:p>
          </table:table-cell>
          <table:table-cell office:value-type="float" office:value="0.433333333333333" calcext:value-type="float">
            <text:p>0,433333333333333</text:p>
          </table:table-cell>
          <table:table-cell office:value-type="float" office:value="0.433333333333333" calcext:value-type="float">
            <text:p>0,433333333333333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.833333333333333" calcext:value-type="float">
            <text:p>0,833333333333333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-0.966666666666667" calcext:value-type="float">
            <text:p>-0,966666666666667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.433333333333333" calcext:value-type="float">
            <text:p>0,433333333333333</text:p>
          </table:table-cell>
          <table:table-cell office:value-type="float" office:value="-0.966666666666667" calcext:value-type="float">
            <text:p>-0,966666666666667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-0.966666666666667" calcext:value-type="float">
            <text:p>-0,966666666666667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433333333333333" calcext:value-type="float">
            <text:p>0,433333333333333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-0.833333333333333" calcext:value-type="float">
            <text:p>-0,833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 table:number-rows-repeated="3">
          <table:table-cell table:number-columns-repeated="11"/>
        </table:table-row>
        <table:table-row table:style-name="ro2">
          <table:table-cell/>
          <table:table-cell office:value-type="string" calcext:value-type="string">
            <text:p>Tomamos menor de orden 6 con determinante no nulo (G-I)'</text:p>
          </table:table-cell>
          <table:table-cell table:number-columns-repeated="8"/>
          <table:table-cell office:value-type="string" calcext:value-type="string">
            <text:p>Términos Independientes (b)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number-matrix-columns-spanned="6" table:number-matrix-rows-spanned="6" table:formula="of:=[.C82:.H87]" office:value-type="float" office:value="0.0333333333333333" calcext:value-type="float">
            <text:p>0,0333333333333333</text:p>
          </table:table-cell>
          <table:table-cell office:value-type="float" office:value="-0.833333333333333" calcext:value-type="float">
            <text:p>-0,833333333333333</text:p>
          </table:table-cell>
          <table:table-cell office:value-type="float" office:value="0.433333333333333" calcext:value-type="float">
            <text:p>0,433333333333333</text:p>
          </table:table-cell>
          <table:table-cell office:value-type="float" office:value="0.433333333333333" calcext:value-type="float">
            <text:p>0,433333333333333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.833333333333333" calcext:value-type="float">
            <text:p>0,833333333333333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-0.966666666666667" calcext:value-type="float">
            <text:p>-0,966666666666667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.433333333333333" calcext:value-type="float">
            <text:p>0,433333333333333</text:p>
          </table:table-cell>
          <table:table-cell office:value-type="float" office:value="-0.966666666666667" calcext:value-type="float">
            <text:p>-0,966666666666667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-0.966666666666667" calcext:value-type="float">
            <text:p>-0,966666666666667</text:p>
          </table:table-cell>
          <table:table-cell office:value-type="float" office:value="0.166666666666667" calcext:value-type="float">
            <text:p>0,166666666666667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0.0333333333333333" calcext:value-type="float">
            <text:p>0,0333333333333333</text:p>
          </table:table-cell>
          <table:table-cell office:value-type="float" office:value="0.166666666666667" calcext:value-type="float">
            <text:p>0,166666666666667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0.433333333333333" calcext:value-type="float">
            <text:p>0,433333333333333</text:p>
          </table:table-cell>
          <table:table-cell office:value-type="float" office:value="0.0333333333333333" calcext:value-type="float">
            <text:p>0,0333333333333333</text:p>
          </table:table-cell>
          <table:table-cell office:value-type="float" office:value="-0.833333333333333" calcext:value-type="float">
            <text:p>-0,833333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office:value-type="string" calcext:value-type="string">
            <text:p>det (G-I)’=</text:p>
          </table:table-cell>
          <table:table-cell table:formula="of:=MDETERM([.C93:.H98])" office:value-type="float" office:value="1.736" calcext:value-type="float">
            <text:p>1,736</text:p>
          </table:table-cell>
          <table:table-cell office:value-type="string" calcext:value-type="string">
            <text:p>!=0</text:p>
          </table:table-cell>
          <table:table-cell table:number-columns-repeated="7"/>
        </table:table-row>
        <table:table-row table:style-name="ro2" table:number-rows-repeated="5">
          <table:table-cell table:number-columns-repeated="11"/>
        </table:table-row>
        <table:table-row table:style-name="ro2">
          <table:table-cell/>
          <table:table-cell office:value-type="string" calcext:value-type="string">
            <text:p>(G-I)’^-1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number-matrix-columns-spanned="6" table:number-matrix-rows-spanned="6" table:formula="of:=MINVERSE([.C93:.H98])" office:value-type="float" office:value="0.837173579109063" calcext:value-type="float">
            <text:p>0,837173579109063</text:p>
          </table:table-cell>
          <table:table-cell office:value-type="float" office:value="0.944700460829493" calcext:value-type="float">
            <text:p>0,944700460829493</text:p>
          </table:table-cell>
          <table:table-cell office:value-type="float" office:value="0.913978494623656" calcext:value-type="float">
            <text:p>0,913978494623656</text:p>
          </table:table-cell>
          <table:table-cell office:value-type="float" office:value="0.913978494623656" calcext:value-type="float">
            <text:p>0,913978494623656</text:p>
          </table:table-cell>
          <table:table-cell office:value-type="float" office:value="0.837173579109063" calcext:value-type="float">
            <text:p>0,837173579109063</text:p>
          </table:table-cell>
          <table:table-cell office:value-type="float" office:value="0.0960061443932412" calcext:value-type="float">
            <text:p>0,09600614439324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-1.07434715821813" calcext:value-type="float">
            <text:p>-1,07434715821813</text:p>
          </table:table-cell>
          <table:table-cell office:value-type="float" office:value="-0.289400921658986" calcext:value-type="float">
            <text:p>-0,289400921658986</text:p>
          </table:table-cell>
          <table:table-cell office:value-type="float" office:value="-0.227956989247312" calcext:value-type="float">
            <text:p>-0,227956989247312</text:p>
          </table:table-cell>
          <table:table-cell office:value-type="float" office:value="-0.627956989247312" calcext:value-type="float">
            <text:p>-0,627956989247312</text:p>
          </table:table-cell>
          <table:table-cell office:value-type="float" office:value="-0.0743471582181259" calcext:value-type="float">
            <text:p>-0,0743471582181259</text:p>
          </table:table-cell>
          <table:table-cell office:value-type="float" office:value="0.307987711213518" calcext:value-type="float">
            <text:p>0,307987711213518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.506912442396313" calcext:value-type="float">
            <text:p>0,506912442396313</text:p>
          </table:table-cell>
          <table:table-cell office:value-type="float" office:value="-0.299539170506912" calcext:value-type="float">
            <text:p>-0,299539170506912</text:p>
          </table:table-cell>
          <table:table-cell office:value-type="float" office:value="0.645161290322581" calcext:value-type="float">
            <text:p>0,645161290322581</text:p>
          </table:table-cell>
          <table:table-cell office:value-type="float" office:value="0.645161290322581" calcext:value-type="float">
            <text:p>0,645161290322581</text:p>
          </table:table-cell>
          <table:table-cell office:value-type="float" office:value="0.506912442396313" calcext:value-type="float">
            <text:p>0,506912442396313</text:p>
          </table:table-cell>
          <table:table-cell office:value-type="float" office:value="0.172811059907834" calcext:value-type="float">
            <text:p>0,17281105990783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.0399385560675884" calcext:value-type="float">
            <text:p>0,0399385560675884</text:p>
          </table:table-cell>
          <table:table-cell office:value-type="float" office:value="-0.175115207373272" calcext:value-type="float">
            <text:p>-0,175115207373272</text:p>
          </table:table-cell>
          <table:table-cell office:value-type="float" office:value="-0.827956989247312" calcext:value-type="float">
            <text:p>-0,827956989247312</text:p>
          </table:table-cell>
          <table:table-cell office:value-type="float" office:value="0.172043010752688" calcext:value-type="float">
            <text:p>0,172043010752688</text:p>
          </table:table-cell>
          <table:table-cell office:value-type="float" office:value="0.0399385560675883" calcext:value-type="float">
            <text:p>0,0399385560675883</text:p>
          </table:table-cell>
          <table:table-cell office:value-type="float" office:value="0.165130568356375" calcext:value-type="float">
            <text:p>0,16513056835637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-0.162826420890937" calcext:value-type="float">
            <text:p>-0,162826420890937</text:p>
          </table:table-cell>
          <table:table-cell office:value-type="float" office:value="-0.0552995391705069" calcext:value-type="float">
            <text:p>-0,0552995391705069</text:p>
          </table:table-cell>
          <table:table-cell office:value-type="float" office:value="-0.0860215053763441" calcext:value-type="float">
            <text:p>-0,0860215053763441</text:p>
          </table:table-cell>
          <table:table-cell office:value-type="float" office:value="-1.08602150537634" calcext:value-type="float">
            <text:p>-1,08602150537634</text:p>
          </table:table-cell>
          <table:table-cell office:value-type="float" office:value="-0.162826420890937" calcext:value-type="float">
            <text:p>-0,162826420890937</text:p>
          </table:table-cell>
          <table:table-cell office:value-type="float" office:value="0.0960061443932411" calcext:value-type="float">
            <text:p>0,096006144393241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-0.146850998463902" calcext:value-type="float">
            <text:p>-0,146850998463902</text:p>
          </table:table-cell>
          <table:table-cell office:value-type="float" office:value="-0.125345622119816" calcext:value-type="float">
            <text:p>-0,125345622119816</text:p>
          </table:table-cell>
          <table:table-cell office:value-type="float" office:value="-0.417204301075269" calcext:value-type="float">
            <text:p>-0,417204301075269</text:p>
          </table:table-cell>
          <table:table-cell office:value-type="float" office:value="-0.0172043010752688" calcext:value-type="float">
            <text:p>-0,0172043010752688</text:p>
          </table:table-cell>
          <table:table-cell office:value-type="float" office:value="-1.1468509984639" calcext:value-type="float">
            <text:p>-1,1468509984639</text:p>
          </table:table-cell>
          <table:table-cell office:value-type="float" office:value="0.162058371735791" calcext:value-type="float">
            <text:p>0,162058371735791</text:p>
          </table:table-cell>
          <table:table-cell table:number-columns-repeated="3"/>
        </table:table-row>
        <table:table-row table:style-name="ro2" table:number-rows-repeated="10">
          <table:table-cell table:number-columns-repeated="11"/>
        </table:table-row>
        <table:table-row table:style-name="ro2">
          <table:table-cell/>
          <table:table-cell office:value-type="string" calcext:value-type="string">
            <text:p>Despejamos las importancias x= (G-I)’^-1 *b</text:p>
          </table:table-cell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table:number-columns-repeated="2"/>
          <table:table-cell table:number-matrix-columns-spanned="1" table:number-matrix-rows-spanned="6" table:formula="of:=MMULT([.C109:.H114];[.K93:.K98])" office:value-type="float" office:value="0.0960061443932412" calcext:value-type="float">
            <text:p>0,096006144393241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0.307987711213518" calcext:value-type="float">
            <text:p>0,30798771121351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0.172811059907834" calcext:value-type="float">
            <text:p>0,172811059907834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0.165130568356375" calcext:value-type="float">
            <text:p>0,165130568356375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0.0960061443932411" calcext:value-type="float">
            <text:p>0,096006144393241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0.162058371735791" calcext:value-type="float">
            <text:p>0,162058371735791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Suma=</text:p>
          </table:table-cell>
          <table:table-cell table:formula="of:=SUM([.C128:.C133])"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Por tanto, las importancias son: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Página A</text:p>
          </table:table-cell>
          <table:table-cell table:number-matrix-columns-spanned="1" table:number-matrix-rows-spanned="6" table:formula="of:=[.C128:.C133]*100" office:value-type="float" office:value="9.60061443932412" calcext:value-type="float">
            <text:p>9,60061443932412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ágina B</text:p>
          </table:table-cell>
          <table:table-cell office:value-type="float" office:value="30.7987711213518" calcext:value-type="float">
            <text:p>30,7987711213518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ágina C</text:p>
          </table:table-cell>
          <table:table-cell office:value-type="float" office:value="17.2811059907834" calcext:value-type="float">
            <text:p>17,2811059907834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ágina D</text:p>
          </table:table-cell>
          <table:table-cell office:value-type="float" office:value="16.5130568356375" calcext:value-type="float">
            <text:p>16,5130568356375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ágina E</text:p>
          </table:table-cell>
          <table:table-cell office:value-type="float" office:value="9.60061443932411" calcext:value-type="float">
            <text:p>9,60061443932411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Página F</text:p>
          </table:table-cell>
          <table:table-cell office:value-type="float" office:value="16.2058371735791" calcext:value-type="float">
            <text:p>16,2058371735791</text:p>
          </table:table-cell>
          <table:table-cell office:value-type="string" calcext:value-type="string">
            <text:p>%</text:p>
          </table:table-cell>
          <table:table-cell table:number-columns-repeated="7"/>
        </table:table-row>
      </table:table>
      <table:table table:name="Hoja2" table:style-name="ta1">
        <table:table-column table:style-name="co1" table:number-columns-repeated="11" table:default-cell-style-name="Default"/>
        <table:table-row table:style-name="ro1">
          <table:table-cell table:style-name="ce1" office:value-type="string" calcext:value-type="string">
            <text:p>Ejercicio 2</text:p>
          </table:table-cell>
          <table:table-cell table:number-columns-repeated="10"/>
        </table:table-row>
        <table:table-row table:style-name="ro2" table:number-rows-repeated="5">
          <table:table-cell table:number-columns-repeated="11"/>
        </table:table-row>
        <table:table-row table:style-name="ro2">
          <table:table-cell/>
          <table:table-cell office:value-type="string" calcext:value-type="string">
            <text:p>Tabla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manda Externa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2" calcext:value-type="float">
            <text:p>15,2</text:p>
          </table:table-cell>
          <table:table-cell table:formula="of:=SUM([.C10:.I10])" office:value-type="float" office:value="18" calcext:value-type="float">
            <text:p>1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" calcext:value-type="float">
            <text:p>3,4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table:formula="of:=SUM([.C11:.I11])" office:value-type="float" office:value="28.8" calcext:value-type="float">
            <text:p>28,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,2</text:p>
          </table:table-cell>
          <table:table-cell office:value-type="float" office:value="1.3" calcext:value-type="float">
            <text:p>1,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.3" calcext:value-type="float">
            <text:p>15,3</text:p>
          </table:table-cell>
          <table:table-cell table:formula="of:=SUM([.C12:.I12])" office:value-type="float" office:value="19.8" calcext:value-type="float">
            <text:p>19,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office:value-type="float" office:value="2.8" calcext:value-type="float">
            <text:p>2,8</text:p>
          </table:table-cell>
          <table:table-cell office:value-type="float" office:value="4.5" calcext:value-type="float">
            <text:p>4,5</text:p>
          </table:table-cell>
          <table:table-cell office:value-type="float" office:value="12.7" calcext:value-type="float">
            <text:p>12,7</text:p>
          </table:table-cell>
          <table:table-cell table:formula="of:=SUM([.C13:.I13])" office:value-type="float" office:value="23.5" calcext:value-type="float">
            <text:p>23,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9.8" calcext:value-type="float">
            <text:p>9,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.3" calcext:value-type="float">
            <text:p>17,3</text:p>
          </table:table-cell>
          <table:table-cell table:formula="of:=SUM([.C14:.I14])" office:value-type="float" office:value="31.3" calcext:value-type="float">
            <text:p>31,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4" calcext:value-type="float">
            <text:p>20,4</text:p>
          </table:table-cell>
          <table:table-cell table:formula="of:=SUM([.C15:.I15])" office:value-type="float" office:value="26" calcext:value-type="float">
            <text:p>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Otros</text:p>
          </table:table-cell>
          <table:table-cell table:formula="of:=[.C17]-SUM([.C10:.C15])" office:value-type="float" office:value="10.2" calcext:value-type="float">
            <text:p>10,2</text:p>
          </table:table-cell>
          <table:table-cell table:formula="of:=[.D17]-SUM([.D10:.D15])" office:value-type="float" office:value="22" calcext:value-type="float">
            <text:p>22</text:p>
          </table:table-cell>
          <table:table-cell table:formula="of:=[.E17]-SUM([.E10:.E15])" office:value-type="float" office:value="8.7" calcext:value-type="float">
            <text:p>8,7</text:p>
          </table:table-cell>
          <table:table-cell table:formula="of:=[.F17]-SUM([.F10:.F15])" office:value-type="float" office:value="11.8" calcext:value-type="float">
            <text:p>11,8</text:p>
          </table:table-cell>
          <table:table-cell table:formula="of:=[.G17]-SUM([.G10:.G15])" office:value-type="float" office:value="25" calcext:value-type="float">
            <text:p>25</text:p>
          </table:table-cell>
          <table:table-cell table:formula="of:=[.H17]-SUM([.H10:.H15])" office:value-type="float" office:value="21.5" calcext:value-type="float">
            <text:p>21,5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 table:number-matrix-columns-spanned="6" table:number-matrix-rows-spanned="1" table:formula="of:=TRANSPOSE([.J10:.J15])" office:value-type="float" office:value="18" calcext:value-type="float">
            <text:p>18</text:p>
          </table:table-cell>
          <table:table-cell office:value-type="float" office:value="28.8" calcext:value-type="float">
            <text:p>28,8</text:p>
          </table:table-cell>
          <table:table-cell office:value-type="float" office:value="19.8" calcext:value-type="float">
            <text:p>19,8</text:p>
          </table:table-cell>
          <table:table-cell office:value-type="float" office:value="23.5" calcext:value-type="float">
            <text:p>23,5</text:p>
          </table:table-cell>
          <table:table-cell office:value-type="float" office:value="31.3" calcext:value-type="float">
            <text:p>31,3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2" table:number-rows-repeated="6">
          <table:table-cell table:number-columns-repeated="11"/>
        </table:table-row>
        <table:table-row table:style-name="ro2">
          <table:table-cell/>
          <table:table-cell office:value-type="string" calcext:value-type="string">
            <text:p>Matriz Tecnológica (T)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formula="of:=[.C10]/[.$J$10]" office:value-type="float" office:value="0" calcext:value-type="float">
            <text:p>0</text:p>
          </table:table-cell>
          <table:table-cell table:formula="of:=[.D10]/[.$J$11]" office:value-type="float" office:value="0.0520833333333333" calcext:value-type="float">
            <text:p>0,0520833333333333</text:p>
          </table:table-cell>
          <table:table-cell table:formula="of:=[.E10]/[.$J$12]" office:value-type="float" office:value="0" calcext:value-type="float">
            <text:p>0</text:p>
          </table:table-cell>
          <table:table-cell table:formula="of:=[.F10]/[.$J$13]" office:value-type="float" office:value="0.0553191489361702" calcext:value-type="float">
            <text:p>0,0553191489361702</text:p>
          </table:table-cell>
          <table:table-cell table:formula="of:=[.G10]/[.$J$14]" office:value-type="float" office:value="0" calcext:value-type="float">
            <text:p>0</text:p>
          </table:table-cell>
          <table:table-cell table:formula="of:=[.H10]/[.$J$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[.C11]/[.$J$10]" office:value-type="float" office:value="0.2" calcext:value-type="float">
            <text:p>0,2</text:p>
          </table:table-cell>
          <table:table-cell table:formula="of:=[.D11]/[.$J$11]" office:value-type="float" office:value="0" calcext:value-type="float">
            <text:p>0</text:p>
          </table:table-cell>
          <table:table-cell table:formula="of:=[.E11]/[.$J$12]" office:value-type="float" office:value="0" calcext:value-type="float">
            <text:p>0</text:p>
          </table:table-cell>
          <table:table-cell table:formula="of:=[.F11]/[.$J$13]" office:value-type="float" office:value="0.14468085106383" calcext:value-type="float">
            <text:p>0,14468085106383</text:p>
          </table:table-cell>
          <table:table-cell table:formula="of:=[.G11]/[.$J$14]" office:value-type="float" office:value="0.111821086261981" calcext:value-type="float">
            <text:p>0,111821086261981</text:p>
          </table:table-cell>
          <table:table-cell table:formula="of:=[.H11]/[.$J$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[.C12]/[.$J$10]" office:value-type="float" office:value="0" calcext:value-type="float">
            <text:p>0</text:p>
          </table:table-cell>
          <table:table-cell table:formula="of:=[.D12]/[.$J$11]" office:value-type="float" office:value="0.111111111111111" calcext:value-type="float">
            <text:p>0,111111111111111</text:p>
          </table:table-cell>
          <table:table-cell table:formula="of:=[.E12]/[.$J$12]" office:value-type="float" office:value="0.0656565656565657" calcext:value-type="float">
            <text:p>0,0656565656565657</text:p>
          </table:table-cell>
          <table:table-cell table:formula="of:=[.F12]/[.$J$13]" office:value-type="float" office:value="0" calcext:value-type="float">
            <text:p>0</text:p>
          </table:table-cell>
          <table:table-cell table:formula="of:=[.G12]/[.$J$14]" office:value-type="float" office:value="0" calcext:value-type="float">
            <text:p>0</text:p>
          </table:table-cell>
          <table:table-cell table:formula="of:=[.H12]/[.$J$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[.C13]/[.$J$10]" office:value-type="float" office:value="0" calcext:value-type="float">
            <text:p>0</text:p>
          </table:table-cell>
          <table:table-cell table:formula="of:=[.D13]/[.$J$11]" office:value-type="float" office:value="0" calcext:value-type="float">
            <text:p>0</text:p>
          </table:table-cell>
          <table:table-cell table:formula="of:=[.E13]/[.$J$12]" office:value-type="float" office:value="0" calcext:value-type="float">
            <text:p>0</text:p>
          </table:table-cell>
          <table:table-cell table:formula="of:=[.F13]/[.$J$13]" office:value-type="float" office:value="0.148936170212766" calcext:value-type="float">
            <text:p>0,148936170212766</text:p>
          </table:table-cell>
          <table:table-cell table:formula="of:=[.G13]/[.$J$14]" office:value-type="float" office:value="0.0894568690095847" calcext:value-type="float">
            <text:p>0,0894568690095847</text:p>
          </table:table-cell>
          <table:table-cell table:formula="of:=[.H13]/[.$J$15]" office:value-type="float" office:value="0.173076923076923" calcext:value-type="float">
            <text:p>0,173076923076923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[.C14]/[.$J$10]" office:value-type="float" office:value="0.233333333333333" calcext:value-type="float">
            <text:p>0,233333333333333</text:p>
          </table:table-cell>
          <table:table-cell table:formula="of:=[.D14]/[.$J$11]" office:value-type="float" office:value="0" calcext:value-type="float">
            <text:p>0</text:p>
          </table:table-cell>
          <table:table-cell table:formula="of:=[.E14]/[.$J$12]" office:value-type="float" office:value="0.494949494949495" calcext:value-type="float">
            <text:p>0,494949494949495</text:p>
          </table:table-cell>
          <table:table-cell table:formula="of:=[.F14]/[.$J$13]" office:value-type="float" office:value="0" calcext:value-type="float">
            <text:p>0</text:p>
          </table:table-cell>
          <table:table-cell table:formula="of:=[.G14]/[.$J$14]" office:value-type="float" office:value="0" calcext:value-type="float">
            <text:p>0</text:p>
          </table:table-cell>
          <table:table-cell table:formula="of:=[.H14]/[.$J$15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[.C15]/[.$J$10]" office:value-type="float" office:value="0" calcext:value-type="float">
            <text:p>0</text:p>
          </table:table-cell>
          <table:table-cell table:formula="of:=[.D15]/[.$J$11]" office:value-type="float" office:value="0.0729166666666667" calcext:value-type="float">
            <text:p>0,0729166666666667</text:p>
          </table:table-cell>
          <table:table-cell table:formula="of:=[.E15]/[.$J$12]" office:value-type="float" office:value="0" calcext:value-type="float">
            <text:p>0</text:p>
          </table:table-cell>
          <table:table-cell table:formula="of:=[.F15]/[.$J$13]" office:value-type="float" office:value="0.148936170212766" calcext:value-type="float">
            <text:p>0,148936170212766</text:p>
          </table:table-cell>
          <table:table-cell table:formula="of:=[.G15]/[.$J$14]" office:value-type="float" office:value="0" calcext:value-type="float">
            <text:p>0</text:p>
          </table:table-cell>
          <table:table-cell table:formula="of:=[.H15]/[.$J$15]" office:value-type="float" office:value="0" calcext:value-type="float">
            <text:p>0</text:p>
          </table:table-cell>
          <table:table-cell table:number-columns-repeated="3"/>
        </table:table-row>
        <table:table-row table:style-name="ro2" table:number-rows-repeated="4">
          <table:table-cell table:number-columns-repeated="11"/>
        </table:table-row>
        <table:table-row table:style-name="ro2">
          <table:table-cell/>
          <table:table-cell office:value-type="string" calcext:value-type="string">
            <text:p>Identidad (I)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5">
          <table:table-cell table:number-columns-repeated="11"/>
        </table:table-row>
        <table:table-row table:style-name="ro2">
          <table:table-cell/>
          <table:table-cell office:value-type="string" calcext:value-type="string">
            <text:p>I-T</text:p>
          </table:table-cell>
          <table:table-cell table:number-columns-repeated="9"/>
        </table:table-row>
        <table:table-row table:style-name="ro2">
          <table:table-cell table:number-columns-repeated="2"/>
          <table:table-cell table:number-matrix-columns-spanned="6" table:number-matrix-rows-spanned="6" table:formula="of:=[.C38:.H43]-[.C26:.H31]" office:value-type="float" office:value="1" calcext:value-type="float">
            <text:p>1</text:p>
          </table:table-cell>
          <table:table-cell office:value-type="float" office:value="-0.0520833333333333" calcext:value-type="float">
            <text:p>-0,0520833333333333</text:p>
          </table:table-cell>
          <table:table-cell office:value-type="float" office:value="0" calcext:value-type="float">
            <text:p>0</text:p>
          </table:table-cell>
          <table:table-cell office:value-type="float" office:value="-0.0553191489361702" calcext:value-type="float">
            <text:p>-0,055319148936170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-0.2" calcext:value-type="float">
            <text:p>-0,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14468085106383" calcext:value-type="float">
            <text:p>-0,14468085106383</text:p>
          </table:table-cell>
          <table:table-cell office:value-type="float" office:value="-0.111821086261981" calcext:value-type="float">
            <text:p>-0,11182108626198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111111111111111" calcext:value-type="float">
            <text:p>-0,111111111111111</text:p>
          </table:table-cell>
          <table:table-cell office:value-type="float" office:value="0.934343434343434" calcext:value-type="float">
            <text:p>0,93434343434343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.851063829787234" calcext:value-type="float">
            <text:p>0,851063829787234</text:p>
          </table:table-cell>
          <table:table-cell office:value-type="float" office:value="-0.0894568690095847" calcext:value-type="float">
            <text:p>-0,0894568690095847</text:p>
          </table:table-cell>
          <table:table-cell office:value-type="float" office:value="-0.173076923076923" calcext:value-type="float">
            <text:p>-0,173076923076923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-0.233333333333333" calcext:value-type="float">
            <text:p>-0,2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-0.494949494949495" calcext:value-type="float">
            <text:p>-0,4949494949494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0.0729166666666667" calcext:value-type="float">
            <text:p>-0,0729166666666667</text:p>
          </table:table-cell>
          <table:table-cell office:value-type="float" office:value="0" calcext:value-type="float">
            <text:p>0</text:p>
          </table:table-cell>
          <table:table-cell office:value-type="float" office:value="-0.148936170212766" calcext:value-type="float">
            <text:p>-0,1489361702127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2" table:number-rows-repeated="2">
          <table:table-cell table:number-columns-repeated="11"/>
        </table:table-row>
        <table:table-row table:style-name="ro2">
          <table:table-cell/>
          <table:table-cell office:value-type="string" calcext:value-type="string">
            <text:p>det(I-T)=</text:p>
          </table:table-cell>
          <table:table-cell table:formula="of:=MDETERM([.C50:.H55])" office:value-type="float" office:value="0.753100095433171" calcext:value-type="float">
            <text:p>0,753100095433171</text:p>
          </table:table-cell>
          <table:table-cell office:value-type="string" calcext:value-type="string">
            <text:p>!=0</text:p>
          </table:table-cell>
          <table:table-cell table:number-columns-repeated="7"/>
        </table:table-row>
        <table:table-row table:style-name="ro2" table:number-rows-repeated="4">
          <table:table-cell table:number-columns-repeated="11"/>
        </table:table-row>
        <table:table-row table:style-name="ro2">
          <table:table-cell/>
          <table:table-cell office:value-type="string" calcext:value-type="string">
            <text:p>(I-T)^-1</text:p>
          </table:table-cell>
          <table:table-cell table:number-columns-repeated="8"/>
          <table:table-cell office:value-type="string" calcext:value-type="string">
            <text:p>Nueva Demanda (d)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number-matrix-columns-spanned="6" table:number-matrix-rows-spanned="6" table:formula="of:=MINVERSE([.C50:.H55])" office:value-type="float" office:value="1.01395289909792" calcext:value-type="float">
            <text:p>1,01395289909792</text:p>
          </table:table-cell>
          <table:table-cell office:value-type="float" office:value="0.0545557731230995" calcext:value-type="float">
            <text:p>0,0545557731230995</text:p>
          </table:table-cell>
          <table:table-cell office:value-type="float" office:value="0.00690558204749975" calcext:value-type="float">
            <text:p>0,00690558204749975</text:p>
          </table:table-cell>
          <table:table-cell office:value-type="float" office:value="0.0775296744344905" calcext:value-type="float">
            <text:p>0,0775296744344905</text:p>
          </table:table-cell>
          <table:table-cell office:value-type="float" office:value="0.0130360477427291" calcext:value-type="float">
            <text:p>0,0130360477427291</text:p>
          </table:table-cell>
          <table:table-cell office:value-type="float" office:value="0.0134185974982772" calcext:value-type="float">
            <text:p>0,0134185974982772</text:p>
          </table:table-cell>
          <table:table-cell table:number-columns-repeated="2"/>
          <table:table-cell office:value-type="float" office:value="15.2" calcext:value-type="float">
            <text:p>15,2</text:p>
          </table:table-cell>
        </table:table-row>
        <table:table-row table:style-name="ro2">
          <table:table-cell table:number-columns-repeated="2"/>
          <table:table-cell office:value-type="float" office:value="0.235242458610294" calcext:value-type="float">
            <text:p>0,235242458610294</text:p>
          </table:table-cell>
          <table:table-cell office:value-type="float" office:value="1.02246974900198" calcext:value-type="float">
            <text:p>1,02246974900198</text:p>
          </table:table-cell>
          <table:table-cell office:value-type="float" office:value="0.069807425406254" calcext:value-type="float">
            <text:p>0,069807425406254</text:p>
          </table:table-cell>
          <table:table-cell office:value-type="float" office:value="0.195017393976803" calcext:value-type="float">
            <text:p>0,195017393976803</text:p>
          </table:table-cell>
          <table:table-cell office:value-type="float" office:value="0.13177932347099" calcext:value-type="float">
            <text:p>0,13177932347099</text:p>
          </table:table-cell>
          <table:table-cell office:value-type="float" office:value="0.0337530104959851" calcext:value-type="float">
            <text:p>0,0337530104959851</text:p>
          </table:table-cell>
          <table:table-cell table:number-columns-repeated="2"/>
          <table:table-cell office:value-type="float" office:value="18.3" calcext:value-type="float">
            <text:p>18,3</text:p>
          </table:table-cell>
        </table:table-row>
        <table:table-row table:style-name="ro2">
          <table:table-cell table:number-columns-repeated="2"/>
          <table:table-cell office:value-type="float" office:value="0.0279747788617646" calcext:value-type="float">
            <text:p>0,0279747788617646</text:p>
          </table:table-cell>
          <table:table-cell office:value-type="float" office:value="0.121590997178614" calcext:value-type="float">
            <text:p>0,121590997178614</text:p>
          </table:table-cell>
          <table:table-cell office:value-type="float" office:value="1.0785716938321" calcext:value-type="float">
            <text:p>1,0785716938321</text:p>
          </table:table-cell>
          <table:table-cell office:value-type="float" office:value="0.0231912576621063" calcext:value-type="float">
            <text:p>0,0231912576621063</text:p>
          </table:table-cell>
          <table:table-cell office:value-type="float" office:value="0.0156710546830366" calcext:value-type="float">
            <text:p>0,0156710546830366</text:p>
          </table:table-cell>
          <table:table-cell office:value-type="float" office:value="0.00401387151844148" calcext:value-type="float">
            <text:p>0,00401387151844148</text:p>
          </table:table-cell>
          <table:table-cell table:number-columns-repeated="2"/>
          <table:table-cell office:value-type="float" office:value="15.3" calcext:value-type="float">
            <text:p>15,3</text:p>
          </table:table-cell>
        </table:table-row>
        <table:table-row table:style-name="ro2">
          <table:table-cell table:number-columns-repeated="2"/>
          <table:table-cell office:value-type="float" office:value="0.0307432009471604" calcext:value-type="float">
            <text:p>0,0307432009471604</text:p>
          </table:table-cell>
          <table:table-cell office:value-type="float" office:value="0.0235386911697107" calcext:value-type="float">
            <text:p>0,0235386911697107</text:p>
          </table:table-cell>
          <table:table-cell office:value-type="float" office:value="0.0591075369705496" calcext:value-type="float">
            <text:p>0,0591075369705496</text:p>
          </table:table-cell>
          <table:table-cell office:value-type="float" office:value="1.21788783439051" calcext:value-type="float">
            <text:p>1,21788783439051</text:p>
          </table:table-cell>
          <table:table-cell office:value-type="float" office:value="0.111580554485221" calcext:value-type="float">
            <text:p>0,111580554485221</text:p>
          </table:table-cell>
          <table:table-cell office:value-type="float" office:value="0.210788279029127" calcext:value-type="float">
            <text:p>0,210788279029127</text:p>
          </table:table-cell>
          <table:table-cell table:number-columns-repeated="2"/>
          <table:table-cell office:value-type="float" office:value="12.7" calcext:value-type="float">
            <text:p>12,7</text:p>
          </table:table-cell>
        </table:table-row>
        <table:table-row table:style-name="ro2">
          <table:table-cell table:number-columns-repeated="2"/>
          <table:table-cell office:value-type="float" office:value="0.25043511245847" calcext:value-type="float">
            <text:p>0,25043511245847</text:p>
          </table:table-cell>
          <table:table-cell office:value-type="float" office:value="0.0729110830393503" calcext:value-type="float">
            <text:p>0,0729110830393503</text:p>
          </table:table-cell>
          <table:table-cell office:value-type="float" office:value="0.535449817606767" calcext:value-type="float">
            <text:p>0,535449817606767</text:p>
          </table:table-cell>
          <table:table-cell office:value-type="float" office:value="0.0295687586351509" calcext:value-type="float">
            <text:p>0,0295687586351509</text:p>
          </table:table-cell>
          <table:table-cell office:value-type="float" office:value="1.010798125074" calcext:value-type="float">
            <text:p>1,010798125074</text:p>
          </table:table-cell>
          <table:table-cell office:value-type="float" office:value="0.00511766976377612" calcext:value-type="float">
            <text:p>0,00511766976377612</text:p>
          </table:table-cell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2">
          <table:table-cell table:number-columns-repeated="2"/>
          <table:table-cell office:value-type="float" office:value="0.0217318705494855" calcext:value-type="float">
            <text:p>0,0217318705494855</text:p>
          </table:table-cell>
          <table:table-cell office:value-type="float" office:value="0.0780608483793655" calcext:value-type="float">
            <text:p>0,0780608483793655</text:p>
          </table:table-cell>
          <table:table-cell office:value-type="float" office:value="0.0138933749563092" calcext:value-type="float">
            <text:p>0,0138933749563092</text:p>
          </table:table-cell>
          <table:table-cell office:value-type="float" office:value="0.195607568113651" calcext:value-type="float">
            <text:p>0,195607568113651</text:p>
          </table:table-cell>
          <table:table-cell office:value-type="float" office:value="0.0262272894583387" calcext:value-type="float">
            <text:p>0,0262272894583387</text:p>
          </table:table-cell>
          <table:table-cell office:value-type="float" office:value="1.03385515601967" calcext:value-type="float">
            <text:p>1,03385515601967</text:p>
          </table:table-cell>
          <table:table-cell table:number-columns-repeated="2"/>
          <table:table-cell office:value-type="float" office:value="20.4" calcext:value-type="float">
            <text:p>20,4</text:p>
          </table:table-cell>
        </table:table-row>
        <table:table-row table:style-name="ro2" table:number-rows-repeated="5">
          <table:table-cell table:number-columns-repeated="11"/>
        </table:table-row>
        <table:table-row table:style-name="ro2">
          <table:table-cell/>
          <table:table-cell office:value-type="string" calcext:value-type="string">
            <text:p>Los nuevis totales son: x=(I-T)^-1 *d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table:number-matrix-columns-spanned="1" table:number-matrix-rows-spanned="6" table:formula="of:=MMULT([.C65:.H70];[.K65:.K70])" office:value-type="float" office:value="18.0482333766481" calcext:value-type="float">
            <text:p>18,048233376648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9.2875834968427" calcext:value-type="float">
            <text:p>29,287583496842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19.8579829023272" calcext:value-type="float">
            <text:p>19,8579829023272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3.9128480515953" calcext:value-type="float">
            <text:p>23,912848051595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35.0399530627738" calcext:value-type="float">
            <text:p>35,0399530627738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float" office:value="26.0970409709958" calcext:value-type="float">
            <text:p>26,0970409709958</text:p>
          </table:table-cell>
          <table:table-cell table:number-columns-repeated="8"/>
        </table:table-row>
        <table:table-row table:style-name="ro2" table:number-rows-repeated="5">
          <table:table-cell table:number-columns-repeated="11"/>
        </table:table-row>
        <table:table-row table:style-name="ro2">
          <table:table-cell/>
          <table:table-cell office:value-type="string" calcext:value-type="string">
            <text:p>Nueva Tabla: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emanda Nueva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</text:p>
          </table:table-cell>
          <table:table-cell table:formula="of:=[.C26]*[.$K$92]" office:value-type="float" office:value="0" calcext:value-type="float">
            <text:p>0</text:p>
          </table:table-cell>
          <table:table-cell table:formula="of:=[.D26]*[.$K$93]" office:value-type="float" office:value="1.52539497379389" calcext:value-type="float">
            <text:p>1,52539497379389</text:p>
          </table:table-cell>
          <table:table-cell table:formula="of:=[.E26]*[.$K$94]" office:value-type="float" office:value="0" calcext:value-type="float">
            <text:p>0</text:p>
          </table:table-cell>
          <table:table-cell table:formula="of:=[.F26]*[.$K$95]" office:value-type="float" office:value="1.32283840285421" calcext:value-type="float">
            <text:p>1,32283840285421</text:p>
          </table:table-cell>
          <table:table-cell table:formula="of:=[.G26]*[.$K$96]" office:value-type="float" office:value="0" calcext:value-type="float">
            <text:p>0</text:p>
          </table:table-cell>
          <table:table-cell table:formula="of:=[.H26]*[.$K$97]" office:value-type="float" office:value="0" calcext:value-type="float">
            <text:p>0</text:p>
          </table:table-cell>
          <table:table-cell table:number-matrix-columns-spanned="1" table:number-matrix-rows-spanned="6" table:formula="of:=[.K65:.K70]" office:value-type="float" office:value="15.2" calcext:value-type="float">
            <text:p>15,2</text:p>
          </table:table-cell>
          <table:table-cell table:number-matrix-columns-spanned="1" table:number-matrix-rows-spanned="6" table:formula="of:=[.C78:.C83]" office:value-type="float" office:value="18.0482333766481" calcext:value-type="float">
            <text:p>18,048233376648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B</text:p>
          </table:table-cell>
          <table:table-cell table:formula="of:=[.C27]*[.$K$92]" office:value-type="float" office:value="3.60964667532962" calcext:value-type="float">
            <text:p>3,60964667532962</text:p>
          </table:table-cell>
          <table:table-cell table:formula="of:=[.D27]*[.$K$93]" office:value-type="float" office:value="0" calcext:value-type="float">
            <text:p>0</text:p>
          </table:table-cell>
          <table:table-cell table:formula="of:=[.E27]*[.$K$94]" office:value-type="float" office:value="0" calcext:value-type="float">
            <text:p>0</text:p>
          </table:table-cell>
          <table:table-cell table:formula="of:=[.F27]*[.$K$95]" office:value-type="float" office:value="3.45973120746485" calcext:value-type="float">
            <text:p>3,45973120746485</text:p>
          </table:table-cell>
          <table:table-cell table:formula="of:=[.G27]*[.$K$96]" office:value-type="float" office:value="3.91820561404819" calcext:value-type="float">
            <text:p>3,91820561404819</text:p>
          </table:table-cell>
          <table:table-cell table:formula="of:=[.H27]*[.$K$97]" office:value-type="float" office:value="0" calcext:value-type="float">
            <text:p>0</text:p>
          </table:table-cell>
          <table:table-cell office:value-type="float" office:value="18.3" calcext:value-type="float">
            <text:p>18,3</text:p>
          </table:table-cell>
          <table:table-cell office:value-type="float" office:value="29.2875834968427" calcext:value-type="float">
            <text:p>29,2875834968427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</text:p>
          </table:table-cell>
          <table:table-cell table:formula="of:=[.C28]*[.$K$92]" office:value-type="float" office:value="0" calcext:value-type="float">
            <text:p>0</text:p>
          </table:table-cell>
          <table:table-cell table:formula="of:=[.D28]*[.$K$93]" office:value-type="float" office:value="3.25417594409363" calcext:value-type="float">
            <text:p>3,25417594409363</text:p>
          </table:table-cell>
          <table:table-cell table:formula="of:=[.E28]*[.$K$94]" office:value-type="float" office:value="1.30380695823361" calcext:value-type="float">
            <text:p>1,30380695823361</text:p>
          </table:table-cell>
          <table:table-cell table:formula="of:=[.F28]*[.$K$95]" office:value-type="float" office:value="0" calcext:value-type="float">
            <text:p>0</text:p>
          </table:table-cell>
          <table:table-cell table:formula="of:=[.G28]*[.$K$96]" office:value-type="float" office:value="0" calcext:value-type="float">
            <text:p>0</text:p>
          </table:table-cell>
          <table:table-cell table:formula="of:=[.H28]*[.$K$97]" office:value-type="float" office:value="0" calcext:value-type="float">
            <text:p>0</text:p>
          </table:table-cell>
          <table:table-cell office:value-type="float" office:value="15.3" calcext:value-type="float">
            <text:p>15,3</text:p>
          </table:table-cell>
          <table:table-cell office:value-type="float" office:value="19.8579829023272" calcext:value-type="float">
            <text:p>19,857982902327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D</text:p>
          </table:table-cell>
          <table:table-cell table:formula="of:=[.C29]*[.$K$92]" office:value-type="float" office:value="0" calcext:value-type="float">
            <text:p>0</text:p>
          </table:table-cell>
          <table:table-cell table:formula="of:=[.D29]*[.$K$93]" office:value-type="float" office:value="0" calcext:value-type="float">
            <text:p>0</text:p>
          </table:table-cell>
          <table:table-cell table:formula="of:=[.E29]*[.$K$94]" office:value-type="float" office:value="0" calcext:value-type="float">
            <text:p>0</text:p>
          </table:table-cell>
          <table:table-cell table:formula="of:=[.F29]*[.$K$95]" office:value-type="float" office:value="3.56148800768441" calcext:value-type="float">
            <text:p>3,56148800768441</text:p>
          </table:table-cell>
          <table:table-cell table:formula="of:=[.G29]*[.$K$96]" office:value-type="float" office:value="3.13456449123855" calcext:value-type="float">
            <text:p>3,13456449123855</text:p>
          </table:table-cell>
          <table:table-cell table:formula="of:=[.H29]*[.$K$97]" office:value-type="float" office:value="4.51679555267236" calcext:value-type="float">
            <text:p>4,51679555267236</text:p>
          </table:table-cell>
          <table:table-cell office:value-type="float" office:value="12.7" calcext:value-type="float">
            <text:p>12,7</text:p>
          </table:table-cell>
          <table:table-cell office:value-type="float" office:value="23.9128480515953" calcext:value-type="float">
            <text:p>23,9128480515953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E</text:p>
          </table:table-cell>
          <table:table-cell table:formula="of:=[.C30]*[.$K$92]" office:value-type="float" office:value="4.21125445455122" calcext:value-type="float">
            <text:p>4,21125445455122</text:p>
          </table:table-cell>
          <table:table-cell table:formula="of:=[.D30]*[.$K$93]" office:value-type="float" office:value="0" calcext:value-type="float">
            <text:p>0</text:p>
          </table:table-cell>
          <table:table-cell table:formula="of:=[.E30]*[.$K$94]" office:value-type="float" office:value="9.82869860822257" calcext:value-type="float">
            <text:p>9,82869860822257</text:p>
          </table:table-cell>
          <table:table-cell table:formula="of:=[.F30]*[.$K$95]" office:value-type="float" office:value="0" calcext:value-type="float">
            <text:p>0</text:p>
          </table:table-cell>
          <table:table-cell table:formula="of:=[.G30]*[.$K$96]" office:value-type="float" office:value="0" calcext:value-type="float">
            <text:p>0</text:p>
          </table:table-cell>
          <table:table-cell table:formula="of:=[.H30]*[.$K$97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35.0399530627738" calcext:value-type="float">
            <text:p>35,039953062773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</text:p>
          </table:table-cell>
          <table:table-cell table:formula="of:=[.C31]*[.$K$92]" office:value-type="float" office:value="0" calcext:value-type="float">
            <text:p>0</text:p>
          </table:table-cell>
          <table:table-cell table:formula="of:=[.D31]*[.$K$93]" office:value-type="float" office:value="2.13555296331144" calcext:value-type="float">
            <text:p>2,13555296331144</text:p>
          </table:table-cell>
          <table:table-cell table:formula="of:=[.E31]*[.$K$94]" office:value-type="float" office:value="0" calcext:value-type="float">
            <text:p>0</text:p>
          </table:table-cell>
          <table:table-cell table:formula="of:=[.F31]*[.$K$95]" office:value-type="float" office:value="3.56148800768441" calcext:value-type="float">
            <text:p>3,56148800768441</text:p>
          </table:table-cell>
          <table:table-cell table:formula="of:=[.G31]*[.$K$96]" office:value-type="float" office:value="0" calcext:value-type="float">
            <text:p>0</text:p>
          </table:table-cell>
          <table:table-cell table:formula="of:=[.H31]*[.$K$97]" office:value-type="float" office:value="0" calcext:value-type="float">
            <text:p>0</text:p>
          </table:table-cell>
          <table:table-cell office:value-type="float" office:value="20.4" calcext:value-type="float">
            <text:p>20,4</text:p>
          </table:table-cell>
          <table:table-cell office:value-type="float" office:value="26.0970409709958" calcext:value-type="float">
            <text:p>26,0970409709958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Otros</text:p>
          </table:table-cell>
          <table:table-cell table:formula="of:=[.D99]-SUM([.D92:.D97])" office:value-type="float" office:value="10.2273322467673" calcext:value-type="float">
            <text:p>10,2273322467673</text:p>
          </table:table-cell>
          <table:table-cell table:formula="of:=[.E99]-SUM([.E92:.E97])" office:value-type="float" office:value="22.3724596156437" calcext:value-type="float">
            <text:p>22,3724596156437</text:p>
          </table:table-cell>
          <table:table-cell table:formula="of:=[.F99]-SUM([.F92:.F97])" office:value-type="float" office:value="8.72547733587106" calcext:value-type="float">
            <text:p>8,72547733587106</text:p>
          </table:table-cell>
          <table:table-cell table:formula="of:=[.G99]-SUM([.G92:.G97])" office:value-type="float" office:value="12.0073024259074" calcext:value-type="float">
            <text:p>12,0073024259074</text:p>
          </table:table-cell>
          <table:table-cell table:formula="of:=[.H99]-SUM([.H92:.H97])" office:value-type="float" office:value="27.9871829574871" calcext:value-type="float">
            <text:p>27,9871829574871</text:p>
          </table:table-cell>
          <table:table-cell table:formula="of:=[.I99]-SUM([.I92:.I97])" office:value-type="float" office:value="21.5802454183235" calcext:value-type="float">
            <text:p>21,580245418323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table:number-matrix-columns-spanned="6" table:number-matrix-rows-spanned="1" table:formula="of:=TRANSPOSE([.K92:.K97])" office:value-type="float" office:value="18.0482333766481" calcext:value-type="float">
            <text:p>18,0482333766481</text:p>
          </table:table-cell>
          <table:table-cell office:value-type="float" office:value="29.2875834968427" calcext:value-type="float">
            <text:p>29,2875834968427</text:p>
          </table:table-cell>
          <table:table-cell office:value-type="float" office:value="19.8579829023272" calcext:value-type="float">
            <text:p>19,8579829023272</text:p>
          </table:table-cell>
          <table:table-cell office:value-type="float" office:value="23.9128480515953" calcext:value-type="float">
            <text:p>23,9128480515953</text:p>
          </table:table-cell>
          <table:table-cell office:value-type="float" office:value="35.0399530627738" calcext:value-type="float">
            <text:p>35,0399530627738</text:p>
          </table:table-cell>
          <table:table-cell office:value-type="float" office:value="26.0970409709958" calcext:value-type="float">
            <text:p>26,097040970995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2T18:04:11.960499986</meta:creation-date>
    <dc:date>2023-05-22T19:12:30.856359776</dc:date>
    <meta:editing-duration>PT57M22S</meta:editing-duration>
    <meta:editing-cycles>14</meta:editing-cycles>
    <meta:generator>LibreOffice/7.3.7.2$Linux_X86_64 LibreOffice_project/30$Build-2</meta:generator>
    <meta:document-statistic meta:table-count="2" meta:cell-count="687" meta:object-count="0"/>
  </office:meta>
</office:document-meta>
</file>